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 text:start-value="1">
          <text:p text:style-name="CS1">Le Gouvernement adopte le projet d’arrêté modifiant l'arrêté du 9 février 1998 portant délégations de compétence et de signature aux fonctionnaires généraux et à certains autres agents des services du Gouvernement de la Communauté française - Ministère de la Communauté française.</text:p>
        </text:list-item>
        <text:list-item>
          <text:p text:style-name="CS1">Il charge le Ministre de la Fonction publique de l'exécution de la présente décision.</text:p>
        </text:list-item>
      </text:list>
      <text:p> </text:p>
      <text:p text:style-name="Standard"/>
      <text:p>Appy.pod failed to render paragraphs inside a <text:span text:style-name="CS2">blockquote</text:span> tag:</text:p>
      <text:p>This text was not rendered.</text:p>
      <text:p>Same for DIVs inside a <text:span text:style-name="CS2">blockquote</text:span> tag:</text:p>
      <text:p>This text was not rendered.</text:p>
      <text:p>Only flowing text passes :</text:p>
      <text:p>This text is rendered. 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paragraph" style:parent-style-name="podNumberItem">
      <style:paragraph-properties fo:text-align="justify"/>
    </style:style>
    <style:style style:name="CS2" style:family="text">
      <style:text-properties fo:font-weight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5-11T17:15:43</dc:date>
    <dc:language>en-US</dc:language>
    <meta:editing-cycles>21</meta:editing-cycles>
    <meta:editing-duration>PT1H54M58S</meta:editing-duration>
    <meta:document-statistic meta:table-count="0" meta:image-count="0" meta:object-count="0" meta:page-count="1" meta:paragraph-count="2" meta:word-count="18" meta:character-count="83" meta:non-whitespace-character-count="70"/>
    <meta:user-defined meta:name="Info 1"/>
    <meta:user-defined meta:name="Info 2"/>
    <meta:user-defined meta:name="Info 3"/>
    <meta:user-defined meta:name="Info 4"/>
    <dc:title>xhtmlComplex8</dc:title>
  </office:meta>
</office:document-meta>
</file>